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904cm" svg:y="10.5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6T19:34:58.702733843</meta:creation-date>
    <dc:date>2020-12-06T19:37:40.933181869</dc:date>
    <meta:editing-duration>PT2M42S</meta:editing-duration>
    <meta:editing-cycles>1</meta:editing-cycles>
    <meta:document-statistic meta:object-count="1"/>
    <meta:generator>LibreOffice/7.0.2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187cm" svg:y="3.205cm" style:legend-expansion="high" chart:style-name="ch2"/>
        <chart:plot-area chart:style-name="ch3" chart:data-source-has-labels="both" svg:x="0.32cm" svg:y="0.18cm" svg:width="13.547cm" svg:height="8.64cm">
          <chart:coordinate-region svg:x="1.047cm" svg:y="0.379cm" svg:width="12.82cm" svg:height="7.794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</table:table-cell>
              <table:table-cell office:value-type="string">
                <text:p>libm</text:p>
              </table:table-cell>
              <table:table-cell office:value-type="string">
                <text:p>hmmer</text:p>
              </table:table-cell>
              <table:table-cell office:value-type="string">
                <text:p>sjeng</text:p>
              </table:table-cell>
              <table:table-cell office:value-type="string">
                <text:p>mcf</text:p>
              </table:table-cell>
            </table:table-row>
          </table:table-header-rows>
          <table:table-rows>
            <table:table-row>
              <table:table-cell office:value-type="string">
                <text:p>cpi</text:p>
              </table:table-cell>
              <table:table-cell office:value-type="float" office:value="1.577499">
                <text:p>1.577499</text:p>
              </table:table-cell>
              <table:table-cell office:value-type="float" office:value="3.502995">
                <text:p>3.502995</text:p>
              </table:table-cell>
              <table:table-cell office:value-type="float" office:value="1.404099">
                <text:p>1.404099</text:p>
              </table:table-cell>
              <table:table-cell office:value-type="float" office:value="1.356958">
                <text:p>1.356958</text:p>
              </table:table-cell>
              <table:table-cell office:value-type="float" office:value="1.523883">
                <text:p>1.523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